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solverImpl.resolve( DocumentFactory factory , String pubId , String area , String uuid , String language , String revision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inkResolverImpl.getFallback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solverImpl.resolve( Document currentDoc , String link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ResolverImpl.setFallback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solverImpl.resolve( DocumentFactory factory , String link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ResolverImpl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ResolverImpl.getValue( String valu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